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 style:master-page-name="MP0">
      <style:paragraph-properties style:page-number="auto" fo:break-before="page"/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officeooo:rsid="0019b956"/>
    </style:style>
    <style:style style:name="T3" style:family="text">
      <style:text-properties officeooo:rsid="001a9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de Fixação – Introdução à Programação</text:p>
      <text:p text:style-name="P1"/>
      <text:p text:style-name="P1">Desenvolva os algoritmos, fluxogramas e codificação em <text:span text:style-name="T2">C#</text:span> dos seguintes programas:</text:p>
      <text:p text:style-name="P1"/>
      <text:p text:style-name="P1">a) Declarar uma variável A, ler um valor para ela e escrever o valor da variável A em seguida.</text:p>
      <text:p text:style-name="P1"/>
      <text:p text:style-name="P1">b) Escreva um algoritmo que solicita ao usuário 3 valores inteiros via teclado e depois exibe os números fornecidos.</text:p>
      <text:p text:style-name="P1"/>
      <text:p text:style-name="P1">c) Efetuar a leitura de um número inteiro e apresentar o resultado do quadrado desse número.</text:p>
      <text:p text:style-name="P1"/>
      <text:p text:style-name="P1">d) Ler dois valores inteiros (variáveis A e B) e apresentar o resultado do quadrado do primeiro valor (variável A) <text:span text:style-name="T3">mais o quadrado do</text:span> segundo valor (variável B).</text:p>
      <text:p text:style-name="P1"/>
      <text:p text:style-name="P1">e) Elaborar um programa que efetue a apresentação do valor da conversão em real (R$) de um valor lido em dólar (US$). O programa deverá solicitar o valor da cotação do dólar e também a quantidade de dólares disponível com o usuário.</text:p>
      <text:p text:style-name="P1"/>
      <text:p text:style-name="P1">f) Elaborar um programa que efetue a apresentação do valor da conversão em dólar (US$) de um valor lido em real (R$). O programa deverá solicitar o valor da cotação do dólar e também a quantidade de reais disponível com o usuário.</text:p>
      <text:p text:style-name="P1"/>
      <text:p text:style-name="P1">g) Os artigos de uma loja possuem um valor associado a si. Na compra a vista, é concedido um desconto de 8% mas, comprando em 3 vezes há um acréscimo de 15% no valor do artigo. Faça um algoritmo que tendo como entrada o valor do artigo, mostre como resultado o valor a vista e o valor das parcelas a prazo.</text:p>
      <text:p text:style-name="P1"/>
      <text:p text:style-name="Standard"><text:span text:style-name="Fonte_20_parág._20_padrão"><text:span text:style-name="T1">h) Ler dois valores para as variáveis A e B, e efetuar a troca dos valores de forma que a variável A passe a possuir o valor da variável B e a variável B passe a possuir o valor da variável A. Apresentar os valores trocad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Corpo_20_do_20_texto_20_justificado" style:display-name="Corpo do texto justificado" style:family="paragraph" style:parent-style-name="Standard">
      <style:paragraph-properties fo:hyphenation-ladder-count="no-limit"/>
      <style:text-properties fo:hyphenate="false"/>
    </style:style>
    <style:style style:name="Recuo_20_da_20_primeira_20_linha" style:display-name="Recuo da primeira linha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/>
    </style:style>
    <style:style style:name="Padrão_7e_LT_7e_Gliederung_20_1" style:display-name="Padrão~LT~Gliederung 1" style:family="paragraph">
      <style:paragraph-properties fo:margin-top="0cm" fo:margin-bottom="0.499cm" loext:contextual-spacing="false" fo:hyphenation-ladder-count="no-limit" style:text-autospace="none"/>
      <style:text-properties style:font-name="Lohit Hindi" fo:font-family="'Lohit Hindi'" style:font-family-generic="system" style:font-pitch="variable" fo:font-size="32pt" style:font-name-asian="Lohit Hindi" style:font-family-asian="'Lohit Hindi'" style:font-family-generic-asian="system" style:font-pitch-asian="variable" style:font-size-asian="32pt" style:font-size-complex="32pt" fo:hyphenate="false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 fo:hyphenation-ladder-count="no-limit"/>
      <style:text-properties fo:hyphenate="false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/>
    </style:style>
    <style:style style:name="Padrão_7e_LT_7e_Titel" style:display-name="Padrão~LT~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style:font-pitch="variable" fo:font-size="44pt" style:font-name-asian="Lohit Hindi" style:font-family-asian="'Lohit Hindi'" style:font-family-generic-asian="system" style:font-pitch-asian="variable" style:font-size-asian="44pt" style:font-size-complex="44pt" fo:hyphenate="false"/>
    </style:style>
    <style:style style:name="Padrão_7e_LT_7e_Untertitel" style:display-name="Padrão~LT~Unter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style:font-pitch="variable" fo:font-size="32pt" style:font-name-asian="Lohit Hindi" style:font-family-asian="'Lohit Hindi'" style:font-family-generic-asian="system" style:font-pitch-asian="variable" style:font-size-asian="32pt" style:font-size-complex="32pt" fo:hyphenate="false"/>
    </style:style>
    <style:style style:name="Padrão_7e_LT_7e_Notizen" style:display-name="Padrão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family="'Lohit Hindi'" style:font-family-generic="system" style:font-pitch="variable" fo:font-size="20pt" style:font-name-asian="Lohit Hindi" style:font-family-asian="'Lohit Hindi'" style:font-family-generic-asian="system" style:font-pitch-asian="variable" style:font-size-asian="20pt" style:font-size-complex="20pt" fo:hyphenate="false"/>
    </style:style>
    <style:style style:name="Padrão_7e_LT_7e_Hintergrundobjekte" style:display-name="Padrão~LT~Hintergrundobjekte" style:family="paragraph">
      <style:paragraph-properties fo:hyphenation-ladder-count="no-limit" style:text-autospace="none"/>
      <style:text-properties fo:hyphenate="false"/>
    </style:style>
    <style:style style:name="Padrão_7e_LT_7e_Hintergrund" style:display-name="Padrão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353cm" fo:hyphenation-ladder-count="no-limit" style:text-autospace="none"/>
      <style:text-properties style:font-name="Lohit Hindi" fo:font-family="'Lohit Hindi'" style:font-family-generic="system" style:font-pitch="variable" fo:font-size="18pt" style:font-name-asian="Lohit Hindi" style:font-family-asian="'Lohit Hindi'" style:font-family-generic-asian="system" style:font-pitch-asian="variable" style:font-size-asian="18pt" style:font-size-complex="18pt"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ulo12" style:family="paragraph">
      <style:paragraph-properties fo:line-height="91%" fo:text-align="center" style:justify-single-word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system" style:font-pitch="variable" fo:font-size="44pt" style:font-size-asian="44pt" style:font-name-complex="Droid Sans Fallback" style:font-family-complex="'Droid Sans Fallback'" style:font-family-generic-complex="system" style:font-pitch-complex="variable" style:font-size-complex="4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Objetos_20_do_20_plano_20_de_20_fundo" style:display-name="Objetos do plano de fundo" style:family="paragraph">
      <style:paragraph-properties fo:line-height="91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system" style:font-pitch="variable" fo:font-size="18pt" style:font-size-asian="18pt" style:font-name-complex="Droid Sans Fallback" style:font-family-complex="'Droid Sans Fallback'" style:font-family-generic-complex="system" style:font-pitch-complex="variable" style:font-size-complex="18pt" fo:hyphenate="false"/>
    </style:style>
    <style:style style:name="Plano_20_de_20_fundo" style:display-name="Plano de fundo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Notas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fo:font-size="28pt" style:font-name-asian="Lohit Hindi" style:font-family-asian="'Lohit Hindi'" style:font-family-generic-asian="system" style:font-pitch-asian="variable" style:font-size-asian="28pt" style:font-size-complex="28pt" fo:hyphenate="false"/>
    </style:style>
    <style:style style:name="Estrutura_20_de_20_tópicos_20_1" style:display-name="Estrutura de tópicos 1" style:family="paragraph">
      <style:paragraph-properties fo:margin-left="0.953cm" fo:margin-right="0cm" fo:margin-top="0cm" fo:margin-bottom="0.503cm" loext:contextual-spacing="false" fo:line-height="91%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Droid Sans Fallback" fo:font-family="'Droid Sans Fallback'" style:font-family-generic="system" style:font-pitch="variable" fo:font-size="32pt" style:font-size-asian="32pt" style:font-name-complex="Droid Sans Fallback" style:font-family-complex="'Droid Sans Fallback'" style:font-family-generic-complex="system" style:font-pitch-complex="variable" style:font-size-complex="32pt" fo:hyphenate="false"/>
    </style:style>
    <style:style style:name="Estrutura_20_de_20_tópicos_20_2" style:display-name="Estrutura de tópicos 2" style:family="paragraph" style:parent-style-name="Estrutura_20_de_20_tópicos_20_1">
      <style:paragraph-properties fo:margin-left="2.064cm" fo:margin-right="0cm" fo:margin-top="0cm" fo:margin-bottom="0.4cm" loext:contextual-spacing="false" fo:hyphenation-ladder-count="no-limit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 fo:hyphenate="false"/>
    </style:style>
    <style:style style:name="Estrutura_20_de_20_tópicos_20_3" style:display-name="Estrutura de tópicos 3" style:family="paragraph" style:parent-style-name="Estrutura_20_de_20_tópicos_20_2">
      <style:paragraph-properties fo:margin-left="3.175cm" fo:margin-right="0cm" fo:margin-top="0cm" fo:margin-bottom="0.3cm" loext:contextual-spacing="false" fo:hyphenation-ladder-count="no-limit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 fo:hyphenate="false"/>
    </style:style>
    <style:style style:name="Estrutura_20_de_20_tópicos_20_4" style:display-name="Estrutura de tópicos 4" style:family="paragraph" style:parent-style-name="Estrutura_20_de_20_tópicos_20_3">
      <style:paragraph-properties fo:margin-left="4.445cm" fo:margin-right="0cm" fo:margin-top="0cm" fo:margin-bottom="0.203cm" loext:contextual-spacing="false" fo:hyphenation-ladder-count="no-limit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 fo:hyphenate="false"/>
    </style:style>
    <style:style style:name="Estrutura_20_de_20_tópicos_20_5" style:display-name="Estrutura de tópicos 5" style:family="paragraph" style:parent-style-name="Estrutura_20_de_20_tópicos_20_4">
      <style:paragraph-properties fo:margin-left="5.715cm" fo:margin-right="0cm" fo:margin-top="0cm" fo:margin-bottom="0.101cm" loext:contextual-spacing="false" fo:hyphenation-ladder-count="no-limit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hyphenate="false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/>
    </style:style>
    <style:style style:name="Capa_20_SENAI_7e_LT_7e_Gliederung_20_1" style:display-name="Capa SENAI~LT~Gliederung 1" style:family="paragraph">
      <style:paragraph-properties fo:margin-left="0.953cm" fo:margin-right="0cm" fo:margin-top="0cm" fo:margin-bottom="0.503cm" loext:contextual-spacing="false" fo:line-height="91%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Droid Sans Fallback" fo:font-family="'Droid Sans Fallback'" style:font-family-generic="system" style:font-pitch="variable" fo:font-size="32pt" style:font-size-asian="32pt" style:font-name-complex="Droid Sans Fallback" style:font-family-complex="'Droid Sans Fallback'" style:font-family-generic-complex="system" style:font-pitch-complex="variable" style:font-size-complex="32pt" fo:hyphenate="false"/>
    </style:style>
    <style:style style:name="Capa_20_SENAI_7e_LT_7e_Gliederung_20_2" style:display-name="Capa SENAI~LT~Gliederung 2" style:family="paragraph" style:parent-style-name="Capa_20_SENAI_7e_LT_7e_Gliederung_20_1">
      <style:paragraph-properties fo:margin-left="2.064cm" fo:margin-right="0cm" fo:margin-top="0cm" fo:margin-bottom="0.4cm" loext:contextual-spacing="false" fo:hyphenation-ladder-count="no-limit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 fo:hyphenate="false"/>
    </style:style>
    <style:style style:name="Capa_20_SENAI_7e_LT_7e_Gliederung_20_3" style:display-name="Capa SENAI~LT~Gliederung 3" style:family="paragraph" style:parent-style-name="Capa_20_SENAI_7e_LT_7e_Gliederung_20_2">
      <style:paragraph-properties fo:margin-left="3.175cm" fo:margin-right="0cm" fo:margin-top="0cm" fo:margin-bottom="0.3cm" loext:contextual-spacing="false" fo:hyphenation-ladder-count="no-limit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 fo:hyphenate="false"/>
    </style:style>
    <style:style style:name="Capa_20_SENAI_7e_LT_7e_Gliederung_20_4" style:display-name="Capa SENAI~LT~Gliederung 4" style:family="paragraph" style:parent-style-name="Capa_20_SENAI_7e_LT_7e_Gliederung_20_3">
      <style:paragraph-properties fo:margin-left="4.445cm" fo:margin-right="0cm" fo:margin-top="0cm" fo:margin-bottom="0.203cm" loext:contextual-spacing="false" fo:hyphenation-ladder-count="no-limit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 fo:hyphenate="false"/>
    </style:style>
    <style:style style:name="Capa_20_SENAI_7e_LT_7e_Gliederung_20_5" style:display-name="Capa SENAI~LT~Gliederung 5" style:family="paragraph" style:parent-style-name="Capa_20_SENAI_7e_LT_7e_Gliederung_20_4">
      <style:paragraph-properties fo:margin-left="5.715cm" fo:margin-right="0cm" fo:margin-top="0cm" fo:margin-bottom="0.101cm" loext:contextual-spacing="false" fo:hyphenation-ladder-count="no-limit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hyphenate="false"/>
    </style:style>
    <style:style style:name="Capa_20_SENAI_7e_LT_7e_Gliederung_20_6" style:display-name="Capa SENAI~LT~Gliederung 6" style:family="paragraph" style:parent-style-name="Capa_20_SENAI_7e_LT_7e_Gliederung_20_5">
      <style:paragraph-properties fo:hyphenation-ladder-count="no-limit"/>
      <style:text-properties fo:hyphenate="false"/>
    </style:style>
    <style:style style:name="Capa_20_SENAI_7e_LT_7e_Gliederung_20_7" style:display-name="Capa SENAI~LT~Gliederung 7" style:family="paragraph" style:parent-style-name="Capa_20_SENAI_7e_LT_7e_Gliederung_20_6">
      <style:paragraph-properties fo:hyphenation-ladder-count="no-limit"/>
      <style:text-properties fo:hyphenate="false"/>
    </style:style>
    <style:style style:name="Capa_20_SENAI_7e_LT_7e_Gliederung_20_8" style:display-name="Capa SENAI~LT~Gliederung 8" style:family="paragraph" style:parent-style-name="Capa_20_SENAI_7e_LT_7e_Gliederung_20_7">
      <style:paragraph-properties fo:hyphenation-ladder-count="no-limit"/>
      <style:text-properties fo:hyphenate="false"/>
    </style:style>
    <style:style style:name="Capa_20_SENAI_7e_LT_7e_Gliederung_20_9" style:display-name="Capa SENAI~LT~Gliederung 9" style:family="paragraph" style:parent-style-name="Capa_20_SENAI_7e_LT_7e_Gliederung_20_8">
      <style:paragraph-properties fo:hyphenation-ladder-count="no-limit"/>
      <style:text-properties fo:hyphenate="false"/>
    </style:style>
    <style:style style:name="Capa_20_SENAI_7e_LT_7e_Titel" style:display-name="Capa SENAI~LT~Titel" style:family="paragraph">
      <style:paragraph-properties fo:line-height="91%" fo:text-align="center" style:justify-single-word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system" style:font-pitch="variable" fo:font-size="44pt" style:font-size-asian="44pt" style:font-name-complex="Droid Sans Fallback" style:font-family-complex="'Droid Sans Fallback'" style:font-family-generic-complex="system" style:font-pitch-complex="variable" style:font-size-complex="44pt" fo:hyphenate="false"/>
    </style:style>
    <style:style style:name="Capa_20_SENAI_7e_LT_7e_Untertitel" style:display-name="Capa SENAI~LT~Untertitel" style:family="paragraph">
      <style:paragraph-properties fo:margin-left="0.953cm" fo:margin-right="0cm" fo:line-height="91%" fo:text-align="center" style:justify-single-word="false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Droid Sans Fallback" fo:font-family="'Droid Sans Fallback'" style:font-family-generic="system" style:font-pitch="variable" fo:font-size="32pt" style:font-size-asian="32pt" style:font-name-complex="Droid Sans Fallback" style:font-family-complex="'Droid Sans Fallback'" style:font-family-generic-complex="system" style:font-pitch-complex="variable" style:font-size-complex="32pt" fo:hyphenate="false"/>
    </style:style>
    <style:style style:name="Capa_20_SENAI_7e_LT_7e_Notizen" style:display-name="Capa SENAI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fo:font-size="28pt" style:font-name-asian="Lohit Hindi" style:font-family-asian="'Lohit Hindi'" style:font-family-generic-asian="system" style:font-pitch-asian="variable" style:font-size-asian="28pt" style:font-size-complex="28pt" fo:hyphenate="false"/>
    </style:style>
    <style:style style:name="Capa_20_SENAI_7e_LT_7e_Hintergrundobjekte" style:display-name="Capa SENAI~LT~Hintergrundobjekte" style:family="paragraph">
      <style:paragraph-properties fo:line-height="91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system" style:font-pitch="variable" fo:font-size="18pt" style:font-size-asian="18pt" style:font-name-complex="Droid Sans Fallback" style:font-family-complex="'Droid Sans Fallback'" style:font-family-generic-complex="system" style:font-pitch-complex="variable" style:font-size-complex="18pt" fo:hyphenate="false"/>
    </style:style>
    <style:style style:name="Capa_20_SENAI_7e_LT_7e_Hintergrund" style:display-name="Capa SENAI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Apresentação_25_20de_25_20Slides_25_20SENAI_25_202_7e_LT_7e_Gliederung_20_1" style:display-name="Apresentação%20de%20Slides%20SENAI%202~LT~Gliederung 1" style:family="paragraph">
      <style:paragraph-properties fo:margin-left="0.831cm" fo:margin-right="0cm" fo:margin-top="0cm" fo:margin-bottom="0.437cm" loext:contextual-spacing="false" fo:line-height="91%" fo:text-align="center" style:justify-single-word="false" fo:hyphenation-ladder-count="no-limit" fo:text-indent="-0.831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Droid Sans Fallback" fo:font-family="'Droid Sans Fallback'" style:font-family-generic="system" style:font-pitch="variable" fo:font-size="32pt" style:font-size-asian="32pt" style:font-name-complex="Droid Sans Fallback" style:font-family-complex="'Droid Sans Fallback'" style:font-family-generic-complex="system" style:font-pitch-complex="variable" style:font-size-complex="32pt" fo:hyphenate="false"/>
    </style:style>
    <style:style style:name="Apresentação_25_20de_25_20Slides_25_20SENAI_25_202_7e_LT_7e_Gliederung_20_2" style:display-name="Apresentação%20de%20Slides%20SENAI%202~LT~Gliederung 2" style:family="paragraph" style:parent-style-name="Apresentação_25_20de_25_20Slides_25_20SENAI_25_202_7e_LT_7e_Gliederung_20_1">
      <style:paragraph-properties fo:margin-left="2.064cm" fo:margin-right="0cm" fo:margin-top="0cm" fo:margin-bottom="0.4cm" loext:contextual-spacing="false" fo:text-align="start" style:justify-single-word="false" fo:hyphenation-ladder-count="no-limit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 fo:hyphenate="false"/>
    </style:style>
    <style:style style:name="Apresentação_25_20de_25_20Slides_25_20SENAI_25_202_7e_LT_7e_Gliederung_20_3" style:display-name="Apresentação%20de%20Slides%20SENAI%202~LT~Gliederung 3" style:family="paragraph" style:parent-style-name="Apresentação_25_20de_25_20Slides_25_20SENAI_25_202_7e_LT_7e_Gliederung_20_2">
      <style:paragraph-properties fo:margin-left="3.175cm" fo:margin-right="0cm" fo:margin-top="0cm" fo:margin-bottom="0.3cm" loext:contextual-spacing="false" fo:hyphenation-ladder-count="no-limit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 fo:hyphenate="false"/>
    </style:style>
    <style:style style:name="Apresentação_25_20de_25_20Slides_25_20SENAI_25_202_7e_LT_7e_Gliederung_20_4" style:display-name="Apresentação%20de%20Slides%20SENAI%202~LT~Gliederung 4" style:family="paragraph" style:parent-style-name="Apresentação_25_20de_25_20Slides_25_20SENAI_25_202_7e_LT_7e_Gliederung_20_3">
      <style:paragraph-properties fo:margin-left="4.445cm" fo:margin-right="0cm" fo:margin-top="0cm" fo:margin-bottom="0.203cm" loext:contextual-spacing="false" fo:hyphenation-ladder-count="no-limit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 fo:hyphenate="false"/>
    </style:style>
    <style:style style:name="Apresentação_25_20de_25_20Slides_25_20SENAI_25_202_7e_LT_7e_Gliederung_20_5" style:display-name="Apresentação%20de%20Slides%20SENAI%202~LT~Gliederung 5" style:family="paragraph" style:parent-style-name="Apresentação_25_20de_25_20Slides_25_20SENAI_25_202_7e_LT_7e_Gliederung_20_4">
      <style:paragraph-properties fo:margin-left="5.715cm" fo:margin-right="0cm" fo:margin-top="0cm" fo:margin-bottom="0.101cm" loext:contextual-spacing="false" fo:hyphenation-ladder-count="no-limit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hyphenate="false"/>
    </style:style>
    <style:style style:name="Apresentação_25_20de_25_20Slides_25_20SENAI_25_202_7e_LT_7e_Gliederung_20_6" style:display-name="Apresentação%20de%20Slides%20SENAI%202~LT~Gliederung 6" style:family="paragraph" style:parent-style-name="Apresentação_25_20de_25_20Slides_25_20SENAI_25_202_7e_LT_7e_Gliederung_20_5">
      <style:paragraph-properties fo:hyphenation-ladder-count="no-limit"/>
      <style:text-properties fo:hyphenate="false"/>
    </style:style>
    <style:style style:name="Apresentação_25_20de_25_20Slides_25_20SENAI_25_202_7e_LT_7e_Gliederung_20_7" style:display-name="Apresentação%20de%20Slides%20SENAI%202~LT~Gliederung 7" style:family="paragraph" style:parent-style-name="Apresentação_25_20de_25_20Slides_25_20SENAI_25_202_7e_LT_7e_Gliederung_20_6">
      <style:paragraph-properties fo:hyphenation-ladder-count="no-limit"/>
      <style:text-properties fo:hyphenate="false"/>
    </style:style>
    <style:style style:name="Apresentação_25_20de_25_20Slides_25_20SENAI_25_202_7e_LT_7e_Gliederung_20_8" style:display-name="Apresentação%20de%20Slides%20SENAI%202~LT~Gliederung 8" style:family="paragraph" style:parent-style-name="Apresentação_25_20de_25_20Slides_25_20SENAI_25_202_7e_LT_7e_Gliederung_20_7">
      <style:paragraph-properties fo:hyphenation-ladder-count="no-limit"/>
      <style:text-properties fo:hyphenate="false"/>
    </style:style>
    <style:style style:name="Apresentação_25_20de_25_20Slides_25_20SENAI_25_202_7e_LT_7e_Gliederung_20_9" style:display-name="Apresentação%20de%20Slides%20SENAI%202~LT~Gliederung 9" style:family="paragraph" style:parent-style-name="Apresentação_25_20de_25_20Slides_25_20SENAI_25_202_7e_LT_7e_Gliederung_20_8">
      <style:paragraph-properties fo:hyphenation-ladder-count="no-limit"/>
      <style:text-properties fo:hyphenate="false"/>
    </style:style>
    <style:style style:name="Apresentação_25_20de_25_20Slides_25_20SENAI_25_202_7e_LT_7e_Titel" style:display-name="Apresentação%20de%20Slides%20SENAI%202~LT~Titel" style:family="paragraph">
      <style:paragraph-properties fo:line-height="91%" fo:text-align="center" style:justify-single-word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system" style:font-pitch="variable" fo:font-size="44pt" style:font-size-asian="44pt" style:font-name-complex="Droid Sans Fallback" style:font-family-complex="'Droid Sans Fallback'" style:font-family-generic-complex="system" style:font-pitch-complex="variable" style:font-size-complex="44pt" fo:hyphenate="false"/>
    </style:style>
    <style:style style:name="Apresentação_25_20de_25_20Slides_25_20SENAI_25_202_7e_LT_7e_Untertitel" style:display-name="Apresentação%20de%20Slides%20SENAI%202~LT~Untertitel" style:family="paragraph">
      <style:paragraph-properties fo:margin-left="0.953cm" fo:margin-right="0cm" fo:line-height="91%" fo:text-align="center" style:justify-single-word="false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Droid Sans Fallback" fo:font-family="'Droid Sans Fallback'" style:font-family-generic="system" style:font-pitch="variable" fo:font-size="32pt" style:font-size-asian="32pt" style:font-name-complex="Droid Sans Fallback" style:font-family-complex="'Droid Sans Fallback'" style:font-family-generic-complex="system" style:font-pitch-complex="variable" style:font-size-complex="32pt" fo:hyphenate="false"/>
    </style:style>
    <style:style style:name="Apresentação_25_20de_25_20Slides_25_20SENAI_25_202_7e_LT_7e_Notizen" style:display-name="Apresentação%20de%20Slides%20SENAI%202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fo:font-size="28pt" style:font-name-asian="Lohit Hindi" style:font-family-asian="'Lohit Hindi'" style:font-family-generic-asian="system" style:font-pitch-asian="variable" style:font-size-asian="28pt" style:font-size-complex="28pt" fo:hyphenate="false"/>
    </style:style>
    <style:style style:name="Apresentação_25_20de_25_20Slides_25_20SENAI_25_202_7e_LT_7e_Hintergrundobjekte" style:display-name="Apresentação%20de%20Slides%20SENAI%202~LT~Hintergrundobjekte" style:family="paragraph">
      <style:paragraph-properties fo:hyphenation-ladder-count="no-limit" style:text-autospace="none"/>
      <style:text-properties fo:hyphenate="false"/>
    </style:style>
    <style:style style:name="Apresentação_25_20de_25_20Slides_25_20SENAI_25_202_7e_LT_7e_Hintergrund" style:display-name="Apresentação%20de%20Slides%20SENAI%202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Apresentação_25_20de_25_20Slides_25_20SENAI_25_2021_7e_LT_7e_Gliederung_20_1" style:display-name="Apresentação%20de%20Slides%20SENAI%2021~LT~Gliederung 1" style:family="paragraph">
      <style:paragraph-properties fo:margin-left="0.953cm" fo:margin-right="0cm" fo:margin-top="0cm" fo:margin-bottom="0.503cm" loext:contextual-spacing="false" fo:line-height="91%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Droid Sans Fallback" fo:font-family="'Droid Sans Fallback'" style:font-family-generic="system" style:font-pitch="variable" fo:font-size="32pt" style:font-size-asian="32pt" style:font-name-complex="Droid Sans Fallback" style:font-family-complex="'Droid Sans Fallback'" style:font-family-generic-complex="system" style:font-pitch-complex="variable" style:font-size-complex="32pt" fo:hyphenate="false"/>
    </style:style>
    <style:style style:name="Apresentação_25_20de_25_20Slides_25_20SENAI_25_2021_7e_LT_7e_Gliederung_20_2" style:display-name="Apresentação%20de%20Slides%20SENAI%2021~LT~Gliederung 2" style:family="paragraph" style:parent-style-name="Apresentação_25_20de_25_20Slides_25_20SENAI_25_2021_7e_LT_7e_Gliederung_20_1">
      <style:paragraph-properties fo:margin-left="2.064cm" fo:margin-right="0cm" fo:margin-top="0cm" fo:margin-bottom="0.4cm" loext:contextual-spacing="false" fo:hyphenation-ladder-count="no-limit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 fo:hyphenate="false"/>
    </style:style>
    <style:style style:name="Apresentação_25_20de_25_20Slides_25_20SENAI_25_2021_7e_LT_7e_Gliederung_20_3" style:display-name="Apresentação%20de%20Slides%20SENAI%2021~LT~Gliederung 3" style:family="paragraph" style:parent-style-name="Apresentação_25_20de_25_20Slides_25_20SENAI_25_2021_7e_LT_7e_Gliederung_20_2">
      <style:paragraph-properties fo:margin-left="3.175cm" fo:margin-right="0cm" fo:margin-top="0cm" fo:margin-bottom="0.3cm" loext:contextual-spacing="false" fo:hyphenation-ladder-count="no-limit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 fo:hyphenate="false"/>
    </style:style>
    <style:style style:name="Apresentação_25_20de_25_20Slides_25_20SENAI_25_2021_7e_LT_7e_Gliederung_20_4" style:display-name="Apresentação%20de%20Slides%20SENAI%2021~LT~Gliederung 4" style:family="paragraph" style:parent-style-name="Apresentação_25_20de_25_20Slides_25_20SENAI_25_2021_7e_LT_7e_Gliederung_20_3">
      <style:paragraph-properties fo:margin-left="4.445cm" fo:margin-right="0cm" fo:margin-top="0cm" fo:margin-bottom="0.203cm" loext:contextual-spacing="false" fo:hyphenation-ladder-count="no-limit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 fo:hyphenate="false"/>
    </style:style>
    <style:style style:name="Apresentação_25_20de_25_20Slides_25_20SENAI_25_2021_7e_LT_7e_Gliederung_20_5" style:display-name="Apresentação%20de%20Slides%20SENAI%2021~LT~Gliederung 5" style:family="paragraph" style:parent-style-name="Apresentação_25_20de_25_20Slides_25_20SENAI_25_2021_7e_LT_7e_Gliederung_20_4">
      <style:paragraph-properties fo:margin-left="5.715cm" fo:margin-right="0cm" fo:margin-top="0cm" fo:margin-bottom="0.101cm" loext:contextual-spacing="false" fo:hyphenation-ladder-count="no-limit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hyphenate="false"/>
    </style:style>
    <style:style style:name="Apresentação_25_20de_25_20Slides_25_20SENAI_25_2021_7e_LT_7e_Gliederung_20_6" style:display-name="Apresentação%20de%20Slides%20SENAI%2021~LT~Gliederung 6" style:family="paragraph" style:parent-style-name="Apresentação_25_20de_25_20Slides_25_20SENAI_25_2021_7e_LT_7e_Gliederung_20_5">
      <style:paragraph-properties fo:hyphenation-ladder-count="no-limit"/>
      <style:text-properties fo:hyphenate="false"/>
    </style:style>
    <style:style style:name="Apresentação_25_20de_25_20Slides_25_20SENAI_25_2021_7e_LT_7e_Gliederung_20_7" style:display-name="Apresentação%20de%20Slides%20SENAI%2021~LT~Gliederung 7" style:family="paragraph" style:parent-style-name="Apresentação_25_20de_25_20Slides_25_20SENAI_25_2021_7e_LT_7e_Gliederung_20_6">
      <style:paragraph-properties fo:hyphenation-ladder-count="no-limit"/>
      <style:text-properties fo:hyphenate="false"/>
    </style:style>
    <style:style style:name="Apresentação_25_20de_25_20Slides_25_20SENAI_25_2021_7e_LT_7e_Gliederung_20_8" style:display-name="Apresentação%20de%20Slides%20SENAI%2021~LT~Gliederung 8" style:family="paragraph" style:parent-style-name="Apresentação_25_20de_25_20Slides_25_20SENAI_25_2021_7e_LT_7e_Gliederung_20_7">
      <style:paragraph-properties fo:hyphenation-ladder-count="no-limit"/>
      <style:text-properties fo:hyphenate="false"/>
    </style:style>
    <style:style style:name="Apresentação_25_20de_25_20Slides_25_20SENAI_25_2021_7e_LT_7e_Gliederung_20_9" style:display-name="Apresentação%20de%20Slides%20SENAI%2021~LT~Gliederung 9" style:family="paragraph" style:parent-style-name="Apresentação_25_20de_25_20Slides_25_20SENAI_25_2021_7e_LT_7e_Gliederung_20_8">
      <style:paragraph-properties fo:hyphenation-ladder-count="no-limit"/>
      <style:text-properties fo:hyphenate="false"/>
    </style:style>
    <style:style style:name="Apresentação_25_20de_25_20Slides_25_20SENAI_25_2021_7e_LT_7e_Titel" style:display-name="Apresentação%20de%20Slides%20SENAI%2021~LT~Titel" style:family="paragraph">
      <style:paragraph-properties fo:line-height="91%" fo:text-align="center" style:justify-single-word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system" style:font-pitch="variable" fo:font-size="44pt" style:font-size-asian="44pt" style:font-name-complex="Droid Sans Fallback" style:font-family-complex="'Droid Sans Fallback'" style:font-family-generic-complex="system" style:font-pitch-complex="variable" style:font-size-complex="44pt" fo:hyphenate="false"/>
    </style:style>
    <style:style style:name="Apresentação_25_20de_25_20Slides_25_20SENAI_25_2021_7e_LT_7e_Untertitel" style:display-name="Apresentação%20de%20Slides%20SENAI%2021~LT~Untertitel" style:family="paragraph">
      <style:paragraph-properties fo:margin-left="0.953cm" fo:margin-right="0cm" fo:line-height="91%" fo:text-align="center" style:justify-single-word="false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Droid Sans Fallback" fo:font-family="'Droid Sans Fallback'" style:font-family-generic="system" style:font-pitch="variable" fo:font-size="32pt" style:font-size-asian="32pt" style:font-name-complex="Droid Sans Fallback" style:font-family-complex="'Droid Sans Fallback'" style:font-family-generic-complex="system" style:font-pitch-complex="variable" style:font-size-complex="32pt" fo:hyphenate="false"/>
    </style:style>
    <style:style style:name="Apresentação_25_20de_25_20Slides_25_20SENAI_25_2021_7e_LT_7e_Notizen" style:display-name="Apresentação%20de%20Slides%20SENAI%2021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fo:font-size="28pt" style:font-name-asian="Lohit Hindi" style:font-family-asian="'Lohit Hindi'" style:font-family-generic-asian="system" style:font-pitch-asian="variable" style:font-size-asian="28pt" style:font-size-complex="28pt" fo:hyphenate="false"/>
    </style:style>
    <style:style style:name="Apresentação_25_20de_25_20Slides_25_20SENAI_25_2021_7e_LT_7e_Hintergrundobjekte" style:display-name="Apresentação%20de%20Slides%20SENAI%2021~LT~Hintergrundobjekte" style:family="paragraph">
      <style:paragraph-properties fo:line-height="91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system" style:font-pitch="variable" fo:font-size="18pt" style:font-size-asian="18pt" style:font-name-complex="Droid Sans Fallback" style:font-family-complex="'Droid Sans Fallback'" style:font-family-generic-complex="system" style:font-pitch-complex="variable" style:font-size-complex="18pt" fo:hyphenate="false"/>
    </style:style>
    <style:style style:name="Apresentação_25_20de_25_20Slides_25_20SENAI_25_2021_7e_LT_7e_Hintergrund" style:display-name="Apresentação%20de%20Slides%20SENAI%2021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celo </meta:initial-creator>
    <meta:creation-date>2013-08-21T14:51:00Z</meta:creation-date>
    <dc:date>2020-07-06T00:07:03.286000000</dc:date>
    <meta:editing-cycles>10</meta:editing-cycles>
    <meta:editing-duration>PT8M50S</meta:editing-duration>
    <meta:document-statistic meta:table-count="0" meta:image-count="0" meta:object-count="0" meta:page-count="1" meta:paragraph-count="10" meta:word-count="290" meta:character-count="1585" meta:non-whitespace-character-count="1304"/>
    <meta:template xlink:type="simple" xlink:actuate="onRequest" xlink:title="" xlink:href="Normal"/>
  </office:meta>
</office:document-meta>
</file>